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161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6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Problem Link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What have I Lear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Solved on my own &amp; Important / New</text:p>
          </table:table-cell>
          <table:table-cell table:style-name="ce4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geeksforgeeks.org/problems/aggressive-cows/1" xlink:type="simple">https://www.geeksforgeeks.org/problems/aggressive-cows/1</text:a></text:p>
          </table:table-cell>
          <table:table-cell office:value-type="string" calcext:value-type="string">
            <text:p>Aggressive Cows</text:p>
          </table:table-cell>
          <table:table-cell office:value-type="string" calcext:value-type="string">
            <text:p>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GFG_Soln/Aggresive_Cows.cpp" xlink:type="simple">https://github.com/bhavya-jain22/Question_Data/blob/main/GFG_Soln/Aggresive_Cows.cpp</text:a></text:p>
          </table:table-cell>
        </table:table-row>
        <table:table-row table:style-name="ro1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geeksforgeeks.org/problems/inversion-of-array-1587115620/1" xlink:type="simple">https://www.geeksforgeeks.org/problems/inversion-of-array-1587115620/1</text:a></text:p>
          </table:table-cell>
          <table:table-cell office:value-type="string" calcext:value-type="string">
            <text:p>Count Inversion</text:p>
          </table:table-cell>
          <table:table-cell office:value-type="string" calcext:value-type="string">
            <text:p>Array → MergeS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GFG_Soln/Count_Inversion.cpp" xlink:type="simple">https://github.com/bhavya-jain22/Question_Data/blob/main/GFG_Soln/Count_Inversion.cpp</text:a>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9" table:number-columns-repeated="6"/>
          <table:table-cell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1">00/00/0000</text:date>, <text:time style:data-style-name="N2" text:time-value="12:43:32.895418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01T12:57:45.461086946</dc:date>
    <meta:editing-duration>PT6H30M22S</meta:editing-duration>
    <meta:editing-cycles>17</meta:editing-cycles>
    <meta:generator>LibreOffice/24.2.7.2$Linux_X86_64 LibreOffice_project/420$Build-2</meta:generator>
    <meta:document-statistic meta:table-count="1" meta:cell-count="21" meta:object-count="0"/>
  </office:meta>
</office:document-meta>
</file>